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388cm" fo:margin-bottom="0.282cm" fo:line-height="108%"/>
    </style:style>
    <style:style style:name="P2" style:family="paragraph" style:parent-style-name="Standard" style:list-style-name="L1">
      <style:paragraph-properties fo:margin-top="0.388cm" fo:margin-bottom="0.282cm" fo:line-height="108%"/>
    </style:style>
    <style:style style:name="P3" style:family="paragraph" style:parent-style-name="Standard" style:list-style-name="L2">
      <style:paragraph-properties fo:margin-top="0.388cm" fo:margin-bottom="0.282cm" fo:line-height="108%"/>
    </style:style>
    <style:style style:name="P4" style:family="paragraph" style:parent-style-name="Standard" style:list-style-name="L3">
      <style:paragraph-properties fo:margin-top="0.388cm" fo:margin-bottom="0.282cm" fo:line-height="108%"/>
    </style:style>
    <style:style style:name="P5" style:family="paragraph" style:parent-style-name="Standard" style:list-style-name="L4">
      <style:paragraph-properties fo:margin-top="0.388cm" fo:margin-bottom="0.282cm" fo:line-height="108%"/>
    </style:style>
    <style:style style:name="P6" style:family="paragraph" style:parent-style-name="Standard" style:list-style-name="L5">
      <style:paragraph-properties fo:margin-top="0.388cm" fo:margin-bottom="0.282cm" fo:line-height="108%"/>
    </style:style>
    <style:style style:name="P7" style:family="paragraph" style:parent-style-name="Standard">
      <style:paragraph-properties fo:margin-top="0.388cm" fo:margin-bottom="0.282cm" fo:line-height="108%"/>
      <style:text-properties fo:font-size="12pt" style:font-size-asian="12pt" style:font-size-complex="12pt"/>
    </style:style>
    <style:style style:name="P8" style:family="paragraph" style:parent-style-name="Standard">
      <style:paragraph-properties fo:margin-top="0.388cm" fo:margin-bottom="0.282cm" fo:line-height="108%"/>
      <style:text-properties fo:font-size="10.5pt" fo:background-color="#ffffff" style:font-size-asian="10.5pt" style:font-size-complex="10.5pt"/>
    </style:style>
    <style:style style:name="P9" style:family="paragraph" style:parent-style-name="Standard" style:master-page-name="Standard">
      <style:paragraph-properties fo:margin-top="0.388cm" fo:margin-bottom="0.282cm" fo:line-height="108%" style:page-number="auto"/>
    </style:style>
    <style:style style:name="P10" style:family="paragraph" style:parent-style-name="Standard" style:list-style-name="WWNum1">
      <style:paragraph-properties fo:margin-left="1.27cm" fo:margin-right="0cm" fo:margin-top="0.388cm" fo:margin-bottom="0.282cm" fo:line-height="108%" fo:text-indent="-0.635cm" style:auto-text-indent="false"/>
      <style:text-properties fo:font-size="12pt" style:text-underline-style="none" style:font-size-asian="12pt" style:font-size-complex="12pt"/>
    </style:style>
    <style:style style:name="P11" style:family="paragraph" style:parent-style-name="Standard">
      <style:paragraph-properties fo:margin-top="0cm" fo:margin-bottom="0.282cm" fo:line-height="100%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. In the below elements which of them are values or an expression? eg:- values can be integer or string and expressions will be mathematical operators.</text:span></text:p>
      <text:p text:style-name="P1"><text:span text:style-name="T1">* </text:span></text:p>
      <text:p text:style-name="P1"><text:span text:style-name="T1">'hello'</text:span></text:p>
      <text:p text:style-name="P1"><text:span text:style-name="T1">-87.8</text:span></text:p>
      <text:p text:style-name="P1"><text:span text:style-name="T1">- </text:span></text:p>
      <text:p text:style-name="P1"><text:span text:style-name="T1">/ </text:span></text:p>
      <text:list xml:id="list2792881875140075393" text:style-name="WWNum1">
        <text:list-item>
          <text:p text:style-name="P10"/>
        </text:list-item>
      </text:list>
      <text:p text:style-name="P1"><text:span text:style-name="T1">6 </text:span></text:p>
      <text:p text:style-name="P1">ANS:</text:p>
      <text:p text:style-name="P1"><text:s text:c="8"/>VALUE'S:hello , -87.3 <text:s/>,6</text:p>
      <text:p text:style-name="P1"><text:s text:c="9"/>EXPRESSION: * <text:s/>, <text:s/>- <text:s/>, <text:s/>/ <text:s/>, <text:s/>+</text:p>
      <text:p text:style-name="P1"><text:span text:style-name="T1">2. What is the difference between string and variable?</text:span></text:p>
      <text:p text:style-name="P7">STRING: A string a datatype which is set of character's enclosed in single or double quotes</text:p>
      <text:p text:style-name="P7"><text:s text:c="9"/>ex: <text:s/>'python' or “123”</text:p>
      <text:p text:style-name="P7">VARIABLE: a varaible is used to store the data temporarily</text:p>
      <text:p text:style-name="P7"><text:s text:c="8"/>ex : n=9</text:p>
      <text:p text:style-name="P7"><text:s text:c="15"/>p=python</text:p>
      <text:list xml:id="list7513058928577718642" text:style-name="L1">
        <text:list-item>
          <text:p text:style-name="P2"><text:span text:style-name="T1">Describe three different data types.</text:span></text:p>
        </text:list-item>
      </text:list>
      <text:p text:style-name="P7">Some of the different data types are : <text:s/>string,int, float,boolean</text:p>
      <text:p text:style-name="P7">(i)STRING: A string is a datatype which is set of character's enclosed in single or double quotes</text:p>
      <text:p text:style-name="P7"><text:s text:c="9"/>ex: <text:s/>'python' or “123”</text:p>
      <text:p text:style-name="P7">(ii)INT:A <text:s/>int is a datatype which is used to store the numbers</text:p>
      <text:p text:style-name="P7"><text:s text:c="9"/>ex: <text:s/>int=8</text:p>
      <text:p text:style-name="P7">(iii)FLOAT: A float is data type which is used to store the numbers upto decimals</text:p>
      <text:p text:style-name="P7"><text:s text:c="9"/>ex:9.000000</text:p>
      <text:p text:style-name="P7"><text:soft-page-break/>(iv)BOOLEAN: a boolean represents the truth value</text:p>
      <text:p text:style-name="P7"><text:s text:c="13"/>ex: True,False</text:p>
      <text:p text:style-name="P7"/>
      <text:list xml:id="list1587807497387967064" text:style-name="L2">
        <text:list-item>
          <text:p text:style-name="P3"><text:span text:style-name="T1">What is an expression made up of? What do all expressions do?</text:span></text:p>
          <text:p text:style-name="P3"><text:span text:style-name="T1">An expression is made of combination of values,variables,operators and call to function</text:span></text:p>
          <text:p text:style-name="P3"><text:span text:style-name="T1">ex: <text:s/>n=4+5</text:span></text:p>
          <text:p text:style-name="P3"><text:span text:style-name="T1">the expressions are evaluated and converted into results(i.e single value)</text:span></text:p>
          <text:p text:style-name="P3"><text:span text:style-name="T1">the interpreter <text:s/>evaluates the expreesion and display the result</text:span></text:p>
          <text:p text:style-name="P3"><text:span text:style-name="T1"><text:s/>ex: n=4+5</text:span></text:p>
          <text:p text:style-name="P3"><text:span text:style-name="T1"><text:s text:c="7"/>n=9(after evaluation)</text:span></text:p>
        </text:list-item>
      </text:list>
      <text:p text:style-name="P1"><text:span text:style-name="T1"/></text:p>
      <text:list xml:id="list37750986" text:continue-numbering="true" text:style-name="L2">
        <text:list-header>
          <text:p text:style-name="P3"><text:span text:style-name="T1"/></text:p>
        </text:list-header>
      </text:list>
      <text:list xml:id="list5633970424370076027" text:style-name="L3">
        <text:list-item>
          <text:p text:style-name="P4"><text:span text:style-name="T1">This assignment statements, like spam = 10. What is the difference between an expression and a statement?</text:span></text:p>
          <text:p text:style-name="P4"><text:span text:style-name="T1">Evaluation of an expression always returns a result value. Execution of a statement may or may not produces or displays a result value, it only does whatever the statement says.</text:span></text:p>
        </text:list-item>
      </text:list>
      <text:p text:style-name="P1"><text:span text:style-name="T1">6. After running the following code, what does the variable bacon contain?</text:span></text:p>
      <text:p text:style-name="P1"><text:span text:style-name="T1">bacon = 22</text:span></text:p>
      <text:p text:style-name="P1"><text:span text:style-name="T1">bacon + 1</text:span></text:p>
      <text:p text:style-name="P1"><text:span text:style-name="T1">ANS: 23</text:span></text:p>
      <text:p text:style-name="P1"/>
      <text:p text:style-name="P1"><text:span text:style-name="T1">7. What should the values of the following two terms be?</text:span></text:p>
      <text:p text:style-name="P1"><text:span text:style-name="T1">'spam' + 'spamspam'</text:span></text:p>
      <text:p text:style-name="P1"><text:span text:style-name="T1">'spam' * 3</text:span></text:p>
      <text:p text:style-name="P1"><text:span text:style-name="T1">ANS: 'spamspamspam'</text:span></text:p>
      <text:p text:style-name="P1"><text:span text:style-name="T1"><text:s text:c="10"/>'spamspamspam'</text:span></text:p>
      <text:p text:style-name="P1"><text:soft-page-break/><text:span text:style-name="T1"/></text:p>
      <text:p text:style-name="P8"/>
      <text:list xml:id="list8377296642786804635" text:style-name="L4">
        <text:list-item>
          <text:p text:style-name="P5"><text:span text:style-name="T1">Why is eggs a valid variable name while 100 is invalid?</text:span></text:p>
          <text:p text:style-name="P5"><text:span text:style-name="T1">ANS: a variable always starts with the character and it can also be alpha numeric but it should starts with character only</text:span></text:p>
          <text:p text:style-name="P5"><text:span text:style-name="T1"><text:s text:c="5"/>ex: <text:s/>A,a,A1,a1 all are variables</text:span></text:p>
          <text:p text:style-name="P5"><text:span text:style-name="T1"><text:s text:c="11"/></text:span></text:p>
          <text:p text:style-name="P5"><text:span text:style-name="T1"/></text:p>
        </text:list-item>
      </text:list>
      <text:list xml:id="list419006071434044536" text:style-name="L5">
        <text:list-item>
          <text:p text:style-name="P6"><text:span text:style-name="T1">What three functions can be used to get the integer, floating-point number, or string version of a value?</text:span></text:p>
          <text:p text:style-name="P6"><text:span text:style-name="T1">ANS: int() for integer</text:span></text:p>
        </text:list-item>
      </text:list>
      <text:p text:style-name="P1"><text:span text:style-name="T1"><text:s text:c="23"/>float() for float</text:span></text:p>
      <text:p text:style-name="P1"><text:span text:style-name="T1"><text:s text:c="23"/>string(() for string</text:span></text:p>
      <text:list xml:id="list37742182" text:continue-numbering="true" text:style-name="L5">
        <text:list-header>
          <text:p text:style-name="P6"><text:span text:style-name="T1"><text:s text:c="8"/></text:span></text:p>
        </text:list-header>
      </text:list>
      <text:p text:style-name="P1"><text:span text:style-name="T1">10. Why does this expression cause an error? How can you fix it?</text:span></text:p>
      <text:p text:style-name="P1"><text:span text:style-name="T1">'I have eaten ' + 99 + ' burritos.'</text:span></text:p>
      <text:p text:style-name="P1"><text:span text:style-name="T1"><text:s text:c="3"/>ANS: Because we cannot add heterogenous data types(i.e <text:s/>two different types)</text:span></text:p>
      <text:p text:style-name="P1"><text:span text:style-name="T1">to add we need to convert them to same data types</text:span></text:p>
      <text:p text:style-name="P7"><text:s/>so here we convert 99(INT DATATYPE) to string <text:s/>data type so that we can add</text:p>
      <text:p text:style-name="P7">'i have eaten '+str('99')+ 'burritos'</text:p>
      <text:p text:style-name="P7">result: 'i have eaten 99 burritos'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ohit Devanagari" svg:font-family="'Lohit Devanagari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text-align="start" style:justify-single-word="false" fo:orphans="2" fo:widows="2" style:writing-mode="lr-tb"/>
      <style:text-properties fo:color="#00000a" style:font-name="Calibri" fo:font-size="11pt" fo:language="en" fo:country="IN" style:letter-kerning="true" style:font-size-asian="11pt" style:language-asian="en" style:country-asian="US" style:font-name-complex="Calibri1" style:font-size-complex="11pt" style:language-complex="ar" style:country-complex="SA"/>
    </style:style>
    <style:style style:name="Heading" style:family="paragraph" style:parent-style-name="normal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normal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normal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normal" style:default-outline-level="" style:list-style-name="" style:class="index">
      <style:paragraph-properties text:number-lines="false" text:line-number="0"/>
      <style:text-properties style:font-name-complex="Lohit Devanagari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question" style:family="paragraph" style:parent-style-name="normal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rograms1" style:family="paragraph" style:parent-style-name="normal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question1" style:family="paragraph" style:parent-style-name="normal" style:default-outline-level="" style:list-style-name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teral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+" text:bullet-char="+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2T22:15:00</meta:creation-date>
    <meta:initial-creator>Paul</meta:initial-creator>
    <meta:document-statistic meta:table-count="0" meta:image-count="0" meta:object-count="0" meta:page-count="3" meta:paragraph-count="60" meta:word-count="444" meta:character-count="2690"/>
    <dc:date>2022-01-09T17:52:17.91</dc:date>
    <meta:generator>OpenOffice/4.1.10$Win32 OpenOffice.org_project/4110m2$Build-9807</meta:generator>
  </office:meta>
</office:document-meta>
</file>